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reproductive bud presence" calcext:value-type="string">
            <text:p>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reproductive bud'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reproductive buds {$PO:'reproductive bud'} on a {whole plant}." calcext:value-type="string">
            <text:p>A {plant phenological trait} that is measured by the number of reproductive buds {$PO:'reproduc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[.E32]; &quot; presence&quot;)" office:value-type="string" office:string-value="dormant reproductive bud presence" calcext:value-type="string">
            <text:p>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reproductive bud</text:p>
          </table:table-cell>
          <table:table-cell table:style-name="ce7" table:formula="of:=CONCATENATE(&quot;A {plant phenological trait} that is measured by the number of &quot;; [.E32]; &quot;s {$&quot;; [.E32]; &quot;} on a {whole plant}.&quot;)" office:value-type="string" office:string-value="A {plant phenological trait} that is measured by the number of dormant reproductive buds {$dormant reproductive bud} on a {whole plant}." calcext:value-type="string">
            <text:p>A {plant phenological trait} that is measured by the number of dormant reproductive buds {$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non-dormant reproductive bud presence" calcext:value-type="string">
            <text:p>non-dormant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non-dormant reproductive buds {$non-dormant reproductive bud} on a {whole plant}." calcext:value-type="string">
            <text:p>A {plant phenological trait} that is measured by the number of non-dormant reproductive buds {$non-dormant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swelling reproductive bud presence" calcext:value-type="string">
            <text:p>swell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reproductive bu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swelling reproductive buds {$swelling reproductive bud} on a {whole plant}." calcext:value-type="string">
            <text:p>A {plant phenological trait} that is measured by the number of swelling reproductive buds {$swell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breaking reproductive bud presence" calcext:value-type="string">
            <text:p>breaking reproductiv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reproductive bud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breaking reproductive buds {$breaking reproductive bud} on a {whole plant}." calcext:value-type="string">
            <text:p>A {plant phenological trait} that is measured by the number of breaking reproductive buds {$breaking reproductive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flower bud presence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inflorescence bud presence" calcext:value-type="string">
            <text:p>inflorescence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 bud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inflorescence buds {$PO:'inflorescence bud'} on a {whole plant}." calcext:value-type="string">
            <text:p>A {plant phenological trait} that is measured by the number of inflorescence buds {$PO:'inflorescenc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non-dormant reproductive bud or fresh flower presence" calcext:value-type="string">
            <text:p>non-dormant reproductive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reproductive bud or fresh flower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non-dormant reproductive bud or fresh flowers {$non-dormant reproductive bud or fresh flower} on a {whole plant}." calcext:value-type="string">
            <text:p>A {plant phenological trait} that is measured by the number of non-dormant reproductive bud or fresh flowers {$non-dormant reproductive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SUBSTITUTE(SUBSTITUTE([.E39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9]; &quot;PO:&quot;; &quot;&quot;); &quot;'&quot;; &quot;&quot;); &quot;s {$&quot;; [.E39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40]; &quot;s {$&quot;; [.E40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flower heads {$&quot;; [.E41]; &quot;} on a {whole plant}.&quot;)" office:value-type="string" office:string-value="A {plant phenological trait} that is measured by the number of flower heads {$PO:'inflorescence'} on a {whole plant}." calcext:value-type="string">
            <text:p>A {plant phenological trait} that is measured by the number of flower head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3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45]; &quot;s {$&quot;; [.E45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SUBSTITUTE(SUBSTITUTE([.E47]; &quot;PO:&quot;; &quot;&quot;); &quot;'&quot;; &quot;&quot;); &quot; presence&quot;)" office:value-type="string" office:string-value="fruit presence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ruit'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fruits {$PO:'fruit'} on a {whole plant}." calcext:value-type="string">
            <text:p>A {plant phenological trait} that is measured by the number of fruits {$PO:'fruit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table:formula="of:=CONCATENATE([.E49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[.E50]; &quot;s {$&quot;; [.E50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3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table:formula="of:=CONCATENATE([.E54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4]; &quot;s {$&quot;; [.E54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table:formula="of:=CONCATENATE([.E55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5]; &quot;s {$&quot;; [.E55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7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table:formula="of:=CONCATENATE([.E59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59]; &quot;s {$&quot;; [.E59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1" table:number-rows-repeated="3">
          <table:table-cell table:number-columns-repeated="11"/>
        </table:table-row>
        <table:table-row table:style-name="ro11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1" table:number-rows-repeated="1048504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4:14:49.746767472</dc:date>
    <dc:creator>Brian </dc:creator>
    <meta:editing-duration>P37DT11H31M27S</meta:editing-duration>
    <meta:editing-cycles>154</meta:editing-cycles>
    <meta:generator>LibreOffice/5.1.4.2$Linux_X86_64 LibreOffice_project/10m0$Build-2</meta:generator>
    <meta:document-statistic meta:table-count="1" meta:cell-count="420" meta:object-count="0"/>
  </office:meta>
</office:document-meta>
</file>